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08cm" svg:stroke-color="#000000" svg:stroke-opacity="100%" draw:stroke-linejoin="round" draw:fill="none" fo:padding-top="0.129cm" fo:padding-bottom="0.129cm" fo:padding-left="0.254cm" fo:padding-right="0.254cm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0.282cm" fo:padding-top="0.141cm" fo:padding-bottom="0.141cm" fo:padding-left="0.141cm" fo:padding-right="0.141cm"/>
    </style:style>
    <style:style style:name="gr3" style:family="graphic" style:parent-style-name="objectwithoutfill">
      <style:graphic-properties draw:stroke="dash" draw:stroke-dash="Line_20_with_20_Fine_20_Dots" svg:stroke-width="0.04cm" svg:stroke-color="#ff00ff" draw:marker-start-width="0.26cm" draw:marker-end-width="0.26cm" draw:fill="none" draw:textarea-vertical-align="middle" fo:padding-top="0.145cm" fo:padding-bottom="0.145cm" fo:padding-left="0.27cm" fo:padding-right="0.27cm"/>
    </style:style>
    <style:style style:name="gr4" style:family="graphic" style:parent-style-name="objectwithoutfill">
      <style:graphic-properties svg:stroke-width="0.05cm" svg:stroke-color="#000000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000000" draw:marker-start-width="0.275cm" draw:marker-end="Arrowheads_20_3" draw:marker-end-width="0.37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2cm" svg:stroke-color="#000000" draw:marker-start-width="0.23cm" draw:marker-end-width="0.23cm" draw:fill="solid" draw:fill-color="#3deb3d" draw:textarea-vertical-align="middle" fo:padding-top="0.135cm" fo:padding-bottom="0.135cm" fo:padding-left="0.26cm" fo:padding-right="0.26cm"/>
    </style:style>
    <style:style style:name="gr7" style:family="graphic" style:parent-style-name="standard">
      <style:graphic-properties svg:stroke-width="0.02cm" svg:stroke-color="#000000" draw:marker-start-width="0.23cm" draw:marker-end-width="0.23cm" draw:fill="solid" draw:fill-color="#e6ff00" draw:textarea-vertical-align="middle" fo:padding-top="0.135cm" fo:padding-bottom="0.135cm" fo:padding-left="0.26cm" fo:padding-right="0.26cm"/>
    </style:style>
    <style:style style:name="gr8" style:family="graphic" style:parent-style-name="standard">
      <style:graphic-properties svg:stroke-width="0.02cm" svg:stroke-color="#000000" draw:marker-start-width="0.23cm" draw:marker-end-width="0.23cm" draw:fill="solid" draw:fill-color="#ff3333" draw:textarea-vertical-align="middle" fo:padding-top="0.135cm" fo:padding-bottom="0.135cm" fo:padding-left="0.26cm" fo:padding-right="0.26cm"/>
    </style:style>
    <style:style style:name="gr9" style:family="graphic" style:parent-style-name="objectwithoutfill">
      <style:graphic-properties draw:stroke="dash" draw:stroke-dash="Line_20_with_20_Fine_20_Dots" svg:stroke-width="0.04cm" svg:stroke-color="#999999" draw:marker-start-width="0.26cm" draw:marker-end-width="0.26cm" draw:fill="none" draw:textarea-vertical-align="middle" fo:padding-top="0.145cm" fo:padding-bottom="0.145cm" fo:padding-left="0.27cm" fo:padding-right="0.27cm"/>
    </style:style>
    <style:style style:name="P1" style:family="paragraph">
      <style:paragraph-properties fo:margin-left="0cm" fo:margin-right="0cm" fo:margin-top="0cm" fo:margin-bottom="0cm" fo:line-height="120%" fo:text-align="start" fo:text-indent="0cm"/>
    </style:style>
    <style:style style:name="P2" style:family="paragraph">
      <style:paragraph-properties fo:text-align="center"/>
    </style:style>
    <style:style style:name="T1" style:family="text">
      <style:text-properties fo:color="#000000" fo:font-family="Calibri" fo:font-size="12pt" style:font-family-asian="Calibri" style:font-size-asian="12pt" style:font-family-complex="Calibri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layer="layout" svg:width="9.999cm" svg:height="2.399cm" svg:x="5.7cm" svg:y="6.7cm" svg:viewBox="0 0 10000 2400" draw:points="0,2400 10000,2400 10000,0 0,0 0,2400">
          <text:p/>
        </draw:polyline>
        <draw:frame draw:style-name="gr2" draw:layer="layout" svg:width="3.669cm" svg:height="0.799cm" svg:x="5.731cm" svg:y="6.701cm">
          <draw:text-box>
            <text:p text:style-name="P1"><text:span text:style-name="T1">Filters</text:span></text:p>
          </draw:text-box>
        </draw:frame>
        <draw:polyline draw:style-name="gr1" draw:layer="layout" svg:width="0.999cm" svg:height="1.038cm" svg:x="5.997cm" svg:y="7.698cm" svg:viewBox="0 0 1000 1039" draw:points="0,1039 1000,1039 1000,0 0,0 0,1039">
          <text:p/>
        </draw:polyline>
        <draw:polyline draw:style-name="gr1" draw:layer="layout" svg:width="0.999cm" svg:height="1.038cm" svg:x="7.2cm" svg:y="7.7cm" svg:viewBox="0 0 1000 1039" draw:points="0,1039 1000,1039 1000,0 0,0 0,1039">
          <text:p/>
        </draw:polyline>
        <draw:polyline draw:style-name="gr1" draw:layer="layout" svg:width="0.999cm" svg:height="1.038cm" svg:x="8.4cm" svg:y="7.697cm" svg:viewBox="0 0 1000 1039" draw:points="0,1039 1000,1039 1000,0 0,0 0,1039">
          <text:p/>
        </draw:polyline>
        <draw:polyline draw:style-name="gr1" draw:layer="layout" svg:width="0.999cm" svg:height="1.038cm" svg:x="10.8cm" svg:y="7.691cm" svg:viewBox="0 0 1000 1039" draw:points="0,1039 1000,1039 1000,0 0,0 0,1039">
          <text:p/>
        </draw:polyline>
        <draw:polyline draw:style-name="gr1" draw:layer="layout" svg:width="0.999cm" svg:height="1.038cm" svg:x="12cm" svg:y="7.7cm" svg:viewBox="0 0 1000 1039" draw:points="0,1039 1000,1039 1000,0 0,0 0,1039">
          <text:p/>
        </draw:polyline>
        <draw:polyline draw:style-name="gr1" draw:layer="layout" svg:width="0.999cm" svg:height="1.038cm" svg:x="13.2cm" svg:y="7.7cm" svg:viewBox="0 0 1000 1039" draw:points="0,1039 1000,1039 1000,0 0,0 0,1039">
          <text:p/>
        </draw:polyline>
        <draw:polyline draw:style-name="gr1" draw:layer="layout" svg:width="0.999cm" svg:height="1.038cm" svg:x="14.4cm" svg:y="7.7cm" svg:viewBox="0 0 1000 1039" draw:points="0,1039 1000,1039 1000,0 0,0 0,1039">
          <text:p/>
        </draw:polyline>
        <draw:polyline draw:style-name="gr1" draw:layer="layout" svg:width="0.999cm" svg:height="1.038cm" svg:x="17.7cm" svg:y="10.6cm" svg:viewBox="0 0 1000 1039" draw:points="0,1039 1000,1039 1000,0 0,0 0,1039">
          <text:p/>
        </draw:polyline>
        <draw:line draw:style-name="gr3" draw:text-style-name="P2" draw:layer="layout" svg:x1="13.7cm" svg:y1="7.8cm" svg:x2="13.7cm" svg:y2="8.7cm">
          <text:p/>
        </draw:line>
        <draw:line draw:style-name="gr4" draw:text-style-name="P2" draw:layer="layout" svg:x1="12.5cm" svg:y1="7.8cm" svg:x2="12.5cm" svg:y2="8.6cm">
          <text:p/>
        </draw:line>
        <draw:line draw:style-name="gr5" draw:text-style-name="P2" draw:layer="layout" svg:x1="11.3cm" svg:y1="8.3cm" svg:x2="11.3cm" svg:y2="7.8cm">
          <text:p/>
        </draw:line>
        <draw:line draw:style-name="gr5" draw:text-style-name="P2" draw:layer="layout" svg:x1="11.3cm" svg:y1="8.2cm" svg:x2="11.3cm" svg:y2="8.7cm">
          <text:p/>
        </draw:line>
        <draw:circle draw:style-name="gr6" draw:text-style-name="P2" draw:layer="layout" svg:width="0.8cm" svg:height="0.8cm" svg:x="6.1cm" svg:y="7.8cm">
          <text:p/>
        </draw:circle>
        <draw:circle draw:style-name="gr7" draw:text-style-name="P2" draw:layer="layout" svg:width="0.8cm" svg:height="0.8cm" svg:x="7.3cm" svg:y="7.8cm">
          <text:p/>
        </draw:circle>
        <draw:circle draw:style-name="gr8" draw:text-style-name="P2" draw:layer="layout" svg:width="0.8cm" svg:height="0.8cm" svg:x="8.5cm" svg:y="7.8cm">
          <text:p/>
        </draw:circle>
        <draw:line draw:style-name="gr9" draw:text-style-name="P2" draw:layer="layout" svg:x1="14.9cm" svg:y1="7.78cm" svg:x2="14.9cm" svg:y2="8.6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Arrowheads_20_1" draw:display-name="Arrowheads 1" svg:viewBox="0 0 1321 3493" svg:d="m1321 3493h-1321l702-3493z"/>
    <draw:marker draw:name="Arrowheads_20_2" draw:display-name="Arrowheads 2" svg:viewBox="0 0 1131 2256" svg:d="m1127 2120-449-2006-9-42-25-39-38-25-38-8-43 8-38 25-25 39-9 42-449 2006v13l-4 9 9 42 25 38 38 25 42 9h903l42-9 38-25 26-38 8-42v-9z"/>
    <draw:marker draw:name="Arrowheads_20_3" draw:display-name="Arrowheads 3" svg:viewBox="0 0 1013 1130" svg:d="m1009 1050-449-1008-22-30-29-12-34 12-21 26-449 1012-5 13v8l5 21 12 21 17 13 21 4h903l21-4 21-13 9-21 4-21v-8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11T18:02:36.12</meta:creation-date>
    <dc:date>2012-12-12T07:35:01.68</dc:date>
    <meta:editing-duration>PT31M30S</meta:editing-duration>
    <meta:editing-cycles>14</meta:editing-cycles>
    <meta:generator>OpenOffice.org/3.4.1$Win32 OpenOffice.org_project/341m1$Build-9593</meta:generator>
    <meta:document-statistic meta:object-count="18"/>
  </office:meta>
</office:document-meta>
</file>